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Verdana" svg:font-family="Verdana, Arial, Helvetica, sans-serif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1861in" style:rel-column-width="30151*"/>
    </style:style>
    <style:style style:name="Table1.B" style:family="table-column">
      <style:table-column-properties style:column-width="2.1236in" style:rel-column-width="20096*"/>
    </style:style>
    <style:style style:name="Table1.C" style:family="table-column">
      <style:table-column-properties style:column-width="1.6153in" style:rel-column-width="15288*"/>
    </style:style>
    <style:style style:name="Table1.A1" style:family="table-cell">
      <style:table-cell-properties fo:padding="0.0382in" fo:border="none"/>
    </style:style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paragraph-rsid="00764185" style:text-blinking="false" fo:background-color="transparent"/>
    </style:style>
    <style:style style:name="P27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officeooo:paragraph-rsid="00764185" style:text-blinking="false" fo:background-color="transparent" style:font-name-asian="Arial Unicode MS" style:font-size-asian="10pt" style:font-name-complex="Arial Unicode MS" style:font-size-complex="10pt"/>
    </style:style>
    <style:style style:name="P28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officeooo:paragraph-rsid="00764185" style:text-blinking="false" fo:background-color="transparent" style:font-name-asian="Arial Unicode MS" style:font-size-asian="10pt" style:font-name-complex="Arial Unicode MS" style:font-size-complex="10pt"/>
    </style:style>
    <style:style style:name="P29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8cafa" officeooo:paragraph-rsid="00764185" style:text-blinking="false" fo:background-color="transparent" style:font-name-asian="Arial Unicode MS" style:font-size-asian="10pt" style:font-name-complex="Arial Unicode MS" style:font-size-complex="10pt"/>
    </style:style>
    <style:style style:name="P30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9a9eb" officeooo:paragraph-rsid="00764185" style:text-blinking="false" fo:background-color="transparent" style:font-name-asian="Arial Unicode MS" style:font-size-asian="10pt" style:font-name-complex="Arial Unicode MS" style:font-size-complex="10pt"/>
    </style:style>
    <style:style style:name="P31" style:family="paragraph" style:parent-style-name="Table_20_Contents" style:list-style-name="List_20_1">
      <style:text-properties officeooo:paragraph-rsid="00764185"/>
    </style:style>
    <style:style style:name="P32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8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0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2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44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5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75a520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453a7" officeooo:paragraph-rsid="007453a7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7453a7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c4e73" officeooo:paragraph-rsid="007453a7" style:text-blinking="false" fo:background-color="transparent" style:font-size-asian="10pt" style:font-size-complex="10pt"/>
    </style:style>
    <style:style style:name="P5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5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5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5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9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60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61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6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6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5a520" officeooo:paragraph-rsid="0075a520" style:text-blinking="false" fo:background-color="transparent" style:font-size-asian="10pt" style:font-size-complex="10pt"/>
    </style:style>
    <style:style style:name="P64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65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6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5a520"/>
    </style:style>
    <style:style style:name="P6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Verdana" fo:font-size="7pt" fo:letter-spacing="normal" fo:font-style="normal" style:text-underline-style="none" fo:font-weight="normal" officeooo:rsid="001dbe86" officeooo:paragraph-rsid="0075a520" style:text-blinking="false" fo:background-color="transparent"/>
    </style:style>
    <style:style style:name="P68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764185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69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64185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5a520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764185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normal" officeooo:rsid="0076a54e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Verdana" fo:font-size="10pt" fo:letter-spacing="normal" fo:font-style="normal" style:text-underline-style="none" fo:font-weight="bold" officeooo:rsid="00764185" style:text-blinking="false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36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38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34852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3b3b36" fo:background-color="transparent" loext:char-shading-value="0"/>
    </style:style>
    <style:style style:name="T45" style:family="text">
      <style:text-properties officeooo:rsid="003cb4df" fo:background-color="transparent" loext:char-shading-value="0"/>
    </style:style>
    <style:style style:name="T46" style:family="text">
      <style:text-properties officeooo:rsid="00529fbc" fo:background-color="transparent" loext:char-shading-value="0"/>
    </style:style>
    <style:style style:name="T47" style:family="text">
      <style:text-properties officeooo:rsid="00529fbc" fo:background-color="transparent" loext:char-shading-value="0" style:font-style-asian="normal" style:font-style-complex="normal"/>
    </style:style>
    <style:style style:name="T48" style:family="text">
      <style:text-properties officeooo:rsid="001fa2d0" fo:background-color="transparent" loext:char-shading-value="0" style:font-style-asian="normal" style:font-style-complex="normal"/>
    </style:style>
    <style:style style:name="T49" style:family="text">
      <style:text-properties officeooo:rsid="005306f3" fo:background-color="transparent" loext:char-shading-value="0"/>
    </style:style>
    <style:style style:name="T50" style:family="text">
      <style:text-properties officeooo:rsid="00394f40" fo:background-color="transparent" loext:char-shading-value="0"/>
    </style:style>
    <style:style style:name="T51" style:family="text">
      <style:text-properties fo:font-style="italic" fo:background-color="transparent" loext:char-shading-value="0"/>
    </style:style>
    <style:style style:name="T52" style:family="text">
      <style:text-properties fo:font-style="italic" officeooo:rsid="00529fbc" fo:background-color="transparent" loext:char-shading-value="0"/>
    </style:style>
    <style:style style:name="T53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2b0f9f" style:font-style-asian="italic" style:font-style-complex="italic"/>
    </style:style>
    <style:style style:name="T56" style:family="text">
      <style:text-properties style:font-name="Lucida Grande" officeooo:rsid="001c223e" style:font-name-asian="Lucida Grande" style:font-name-complex="Lucida Grande"/>
    </style:style>
    <style:style style:name="T57" style:family="text">
      <style:text-properties officeooo:rsid="001c223e" style:font-name-asian="Arial Unicode MS" style:font-name-complex="Arial Unicode MS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1e1346" style:font-size-asian="10pt" style:font-size-complex="10pt"/>
    </style:style>
    <style:style style:name="T60" style:family="text">
      <style:text-properties fo:font-size="9pt" fo:font-weight="normal" style:font-size-asian="9pt" style:font-size-complex="9pt"/>
    </style:style>
    <style:style style:name="T61" style:family="text">
      <style:text-properties fo:font-size="9pt" fo:font-weight="normal" officeooo:rsid="001d52ef" style:font-size-asian="9pt" style:font-size-complex="9pt"/>
    </style:style>
    <style:style style:name="T62" style:family="text">
      <style:text-properties officeooo:rsid="001dbe86"/>
    </style:style>
    <style:style style:name="T63" style:family="text">
      <style:text-properties officeooo:rsid="00292259"/>
    </style:style>
    <style:style style:name="T64" style:family="text">
      <style:text-properties officeooo:rsid="002b0f9f"/>
    </style:style>
    <style:style style:name="T65" style:family="text">
      <style:text-properties officeooo:rsid="00357544"/>
    </style:style>
    <style:style style:name="T66" style:family="text">
      <style:text-properties officeooo:rsid="00374ddd"/>
    </style:style>
    <style:style style:name="T67" style:family="text">
      <style:text-properties officeooo:rsid="00394acc"/>
    </style:style>
    <style:style style:name="T68" style:family="text">
      <style:text-properties officeooo:rsid="003cb4df"/>
    </style:style>
    <style:style style:name="T69" style:family="text">
      <style:text-properties officeooo:rsid="0040ec56"/>
    </style:style>
    <style:style style:name="T70" style:family="text">
      <style:text-properties officeooo:rsid="00453488"/>
    </style:style>
    <style:style style:name="T71" style:family="text">
      <style:text-properties officeooo:rsid="00495675"/>
    </style:style>
    <style:style style:name="T72" style:family="text">
      <style:text-properties officeooo:rsid="004bb7ce"/>
    </style:style>
    <style:style style:name="T73" style:family="text">
      <style:text-properties officeooo:rsid="004fc84c"/>
    </style:style>
    <style:style style:name="T74" style:family="text">
      <style:text-properties officeooo:rsid="002d33ca"/>
    </style:style>
    <style:style style:name="T75" style:family="text">
      <style:text-properties officeooo:rsid="0051b784"/>
    </style:style>
    <style:style style:name="T76" style:family="text">
      <style:text-properties officeooo:rsid="00529fbc"/>
    </style:style>
    <style:style style:name="T77" style:family="text">
      <style:text-properties officeooo:rsid="005306f3"/>
    </style:style>
    <style:style style:name="T78" style:family="text">
      <style:text-properties officeooo:rsid="00394f40"/>
    </style:style>
    <style:style style:name="T79" style:family="text">
      <style:text-properties officeooo:rsid="005408ed"/>
    </style:style>
    <style:style style:name="T80" style:family="text">
      <style:text-properties officeooo:rsid="0063a09a"/>
    </style:style>
    <style:style style:name="T81" style:family="text">
      <style:text-properties officeooo:rsid="00690ef8"/>
    </style:style>
    <style:style style:name="T82" style:family="text">
      <style:text-properties officeooo:rsid="006abb79"/>
    </style:style>
    <style:style style:name="T83" style:family="text">
      <style:text-properties officeooo:rsid="006ad22c"/>
    </style:style>
    <style:style style:name="T84" style:family="text">
      <style:text-properties officeooo:rsid="006c4e73"/>
    </style:style>
    <style:style style:name="T85" style:family="text">
      <style:text-properties officeooo:rsid="0071538e"/>
    </style:style>
    <style:style style:name="T86" style:family="text">
      <style:text-properties officeooo:rsid="007453a7"/>
    </style:style>
    <style:style style:name="T87" style:family="text">
      <style:text-properties officeooo:rsid="0075a520"/>
    </style:style>
    <style:style style:name="T88" style:family="text">
      <style:text-properties officeooo:rsid="009729f7"/>
    </style:style>
    <style:style style:name="T89" style:family="text">
      <style:text-properties officeooo:rsid="0099a9eb"/>
    </style:style>
    <style:style style:name="T90" style:family="text">
      <style:text-properties officeooo:rsid="0076418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docs-internal-guid-f181235a-b7fe-9cc7-b391-1497db5449f7"/>Greg Sandell</text:p>
      <text:p text:style-name="P6">Los Angeles, CA</text:p>
      <text:p text:style-name="P22">(<text:span text:style-name="T63">213</text:span>) <text:span text:style-name="T63">479-0790</text:span> <text:s/><text:span text:style-name="T56">•</text:span><text:span text:style-name="T57"> </text:span><text:s/><text:a xlink:type="simple" xlink:href="mailto:GREG.SANDELL@GMAIL.COM" text:style-name="Internet_20_link" text:visited-style-name="Visited_20_Internet_20_Link">GREG.SANDELL@GMAIL.COM</text:a> <text:s/><text:span text:style-name="T56">•</text:span><text:span text:style-name="T57"> </text:span><text:s/><text:span text:style-name="T60">Portfolio/</text:span><text:span text:style-name="T61">c</text:span><text:span text:style-name="T60">ode: </text:span><text:a xlink:type="simple" xlink:href="http://gregsandell.com/" text:style-name="Internet_20_link" text:visited-style-name="Visited_20_Internet_20_Link"><text:span text:style-name="T60">gregsandell.com</text:span></text:a></text:p>
      <text:h text:style-name="P9" text:outline-level="1">About Me</text:h>
      <text:p text:style-name="P67"><text:span text:style-name="T59">I am a PhD-educated Fullstack Software Developer who delivers enterprise solutions of high quality and reliability to meet the needs of growing companies. I integrate customer-facing websites with APIs and third party products, and solve challenges with communication between multiple tiers of distributed systems. </text:span></text:p>
      <text:p text:style-name="P69"><text:span text:style-name="T30">I </text:span><text:span text:style-name="T31">have experience in the retail shoes eCommerce space, where I applied my long background in web Front End development on SFCC-based </text:span><text:span text:style-name="T33">crocs.com</text:span><text:span text:style-name="T31"> site. <text:s/>I wrote front end code for Crocs’ pages as well as UI Automation tests against the breadth of the eCommerce funnel, user profile tasks, search, and store locator. <text:s/>My code addressed the complexities of an international company operating in 14 different locales/languages and </text:span><text:span text:style-name="T32">with 7 different payment processors.</text:span></text:p>
      <text:p text:style-name="P67"><text:span text:style-name="T59">I am also an accomplished classical pianist, electric bass player, and composer.</text:span></text:p>
      <text:p text:style-name="P68">Skills Li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1983828424" text:style-name="List_20_1">
              <text:list-item>
                <text:p text:style-name="P27">REST + JSON + Node.js + Express, Postman</text:p>
              </text:list-item>
              <text:list-item>
                <text:p text:style-name="P31"><text:span text:style-name="T27">Selenium + Nightwatch + </text:span><text:span text:style-name="T28">BrowserStack</text:span></text:p>
              </text:list-item>
              <text:list-item>
                <text:p text:style-name="P28">Core Javascript, ES6, DOM, jQuery</text:p>
              </text:list-item>
              <text:list-item>
                <text:p text:style-name="P29">Salesforce Commerce Cloud (SFCC) Web</text:p>
              </text:list-item>
              <text:list-item>
                <text:p text:style-name="P29">Sqlite, Mysql, Oracle, SQL Server, Firebase</text:p>
              </text:list-item>
            </text:list>
          </table:table-cell>
          <table:table-cell table:style-name="Table1.A1" office:value-type="string">
            <text:list xml:id="list144415001657328" text:continue-numbering="true" text:style-name="List_20_1">
              <text:list-item>
                <text:p text:style-name="P27">React/Redux, React Hooks</text:p>
              </text:list-item>
              <text:list-item>
                <text:p text:style-name="P27">Node.js + npm + webpack</text:p>
              </text:list-item>
              <text:list-item>
                <text:p text:style-name="P27">Hybrid Mobile + <text:span text:style-name="T88">Responsive</text:span></text:p>
              </text:list-item>
              <text:list-item>
                <text:p text:style-name="P28">HTML5 + CSS3 + Bootstrap</text:p>
              </text:list-item>
              <text:list-item>
                <text:p text:style-name="P27">CSS<text:span text:style-name="T88">3</text:span> + LESS + classnames</text:p>
              </text:list-item>
            </text:list>
          </table:table-cell>
          <table:table-cell table:style-name="Table1.A1" office:value-type="string">
            <text:list xml:id="list144415506248418" text:continue-numbering="true" text:style-name="List_20_1">
              <text:list-item>
                <text:p text:style-name="P27">Angular 1.4</text:p>
              </text:list-item>
              <text:list-item>
                <text:p text:style-name="P27">Agile <text:span text:style-name="T89">+ </text:span>Scrum <text:span text:style-name="T89">+ Jira</text:span></text:p>
              </text:list-item>
              <text:list-item>
                <text:p text:style-name="P28">MVC, SPA</text:p>
              </text:list-item>
              <text:list-item>
                <text:p text:style-name="P29">Git + eslint</text:p>
              </text:list-item>
              <text:list-item>
                <text:p text:style-name="P30">Java + Tomcat</text:p>
              </text:list-item>
            </text:list>
          </table:table-cell>
        </table:table-row>
      </table:table>
      <text:h text:style-name="P26" text:outline-level="1">Experience</text:h>
      <text:h text:style-name="P21" text:outline-level="2"><text:span text:style-name="T41">OCT 2017</text:span><text:span text:style-name="T40"> – </text:span><text:span text:style-name="T42">MAY 2020</text:span></text:h>
      <text:h text:style-name="P5" text:outline-level="3"><text:span text:style-name="T15">Crocs </text:span><text:span text:style-name="T17">Inc.</text:span><text:span text:style-name="T20"> –</text:span><text:span text:style-name="T1"> </text:span><text:span text:style-name="T9"><text:s/>Senior Front End Developer</text:span></text:h>
      <text:list xml:id="list534529957" text:style-name="L1">
        <text:list-item>
          <text:p text:style-name="P46">Javascript/web programmer in Salesforce Commerce Cloud (a.k.a. SFCC/DemandWare) for company eCommerce site with $1.2 bil in <text:span text:style-name="T84">2019 </text:span>sales </text:p>
        </text:list-item>
        <text:list-item>
          <text:p text:style-name="P63">Wrote business logic and web services in SFCC controller, and HTML views in <text:span text:style-name="T54">.isml</text:span> files</text:p>
        </text:list-item>
        <text:list-item>
          <text:p text:style-name="P47"><text:span text:style-name="T87">Wrote Automated UI tests against</text:span> SFCC third party eCommerce services: <text:span text:style-name="T72">PayPal, </text:span>Givex giftcards, <text:span text:style-name="T72">Adyen, CardConnect, Kount Fraud Manager, Narvar, </text:span></text:p>
        </text:list-item>
        <text:list-item>
          <text:p text:style-name="P66"><text:span text:style-name="T24">Customizes Crocs’ SFCC site code with Signal Tag Manager and Adobe Audience Manager analytics</text:span></text:p>
        </text:list-item>
        <text:list-item>
          <text:p text:style-name="P48"><text:span text:style-name="T87">I</text:span>ntegrated Jibbitz Configurator, written in React by an external agency, into Crocs.com <text:span text:style-name="T87">(live linkl: https://bit.ly/2BpeYwt)</text:span></text:p>
        </text:list-item>
        <text:list-item>
          <text:p text:style-name="P48">Used SFCC Business Manager to control caching, promote static code, and configure payment processors.</text:p>
        </text:list-item>
        <text:list-item>
          <text:p text:style-name="P49">Support<text:span text:style-name="T86">ed</text:span> crocs.com sites in <text:span text:style-name="T85">8 different languages, </text:span>1<text:span text:style-name="T85">4</text:span> countries/<text:span text:style-name="T85">locales, 7 payment processors</text:span></text:p>
        </text:list-item>
        <text:list-item>
          <text:p text:style-name="P52">Worked with new fulfillment/distribution centers coming online by creating bulk test orders in the SAP Supply chain</text:p>
        </text:list-item>
        <text:list-item>
          <text:p text:style-name="P50">Develop<text:span text:style-name="T86">ed</text:span> custom <text:span text:style-name="T81">multi-tiered</text:span> <text:span text:style-name="T81">web applications</text:span> <text:span text:style-name="T81">including SQL, REST services, Ajax, token based authentication, pub/sub messaging, Bash shell scripts, AWS, and BrowserStack cloud components</text:span>. <text:s/>Stack includes: <text:s/>Node.js, React/Redux, <text:span text:style-name="T82">Express, </text:span>Sqlite, WebSockets, <text:span text:style-name="T82">Bootstrap, Material-UI</text:span>.</text:p>
        </text:list-item>
        <text:list-item>
          <text:p text:style-name="P51"><text:soft-page-break/>Develop<text:span text:style-name="T86">ed</text:span> reusable tools for UI automation and load testing; solve latency, asynchrony, and race condition issues; write CSS queries that work reliably across <text:span text:style-name="T83">major mobile and desktop web browsers</text:span> navigators.</text:p>
        </text:list-item>
        <text:list-item>
          <text:p text:style-name="P53">Provide<text:span text:style-name="T86">d</text:span> Automated UI Test coverage for the eCommerce site including all phases of the purchase lifecycle, shopping cart interaction, product returns, payment processing, <text:span text:style-name="T80">user profile and fraud detection. <text:s/>Tech stack: <text:s/>internJS, leadfoot, eureQa, BrowserStack cloud</text:span></text:p>
        </text:list-item>
        <text:list-item>
          <text:p text:style-name="P54"><text:span text:style-name="T83">Provided training &amp; mentoring to junior develpers on Javascript, Node.js and SFCC; give</text:span> presentations to <text:span text:style-name="T83">to developers and </text:span>cross-functional teams on React <text:span text:style-name="T83">and Automated UI Testing</text:span>.</text:p>
          <text:p text:style-name="P55"/>
        </text:list-item>
      </text:list>
      <text:h text:style-name="P20" text:outline-level="2"><text:span text:style-name="T70">AUG 2017</text:span> – <text:span text:style-name="T71">NOV 2017</text:span></text:h>
      <text:h text:style-name="P4" text:outline-level="3"><text:span text:style-name="T14">UC Irvine / Trilogy Ed</text:span><text:span text:style-name="T20"> –</text:span><text:span text:style-name="T1"> </text:span><text:span text:style-name="T2">Part Time </text:span><text:span text:style-name="T8">Course Instructor</text:span></text:h>
      <text:list xml:id="list144415401332460" text:continue-numbering="true" text:style-name="L1">
        <text:list-item>
          <text:p text:style-name="P56"><text:span text:style-name="T68">I</text:span>nstructor for “Fullstack Developer” bootcamp, <text:span text:style-name="T72">teaching HTML, CSS, Git, Bootstrap, Javascript, jQuery, Ajax, Firebase, Node.js</text:span></text:p>
        </text:list-item>
      </text:list>
      <text:h text:style-name="P19" text:outline-level="2"><text:span text:style-name="T64">APR 2016</text:span> – <text:span text:style-name="T69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20"> </text:span><text:span text:style-name="T1">- </text:span><text:span text:style-name="T7">Sr. Software Engineer</text:span></text:h>
      <text:list xml:id="list144415899851422" text:continue-numbering="true" text:style-name="L1">
        <text:list-item>
          <text:p text:style-name="P58"><text:span text:style-name="T73">Developed</text:span> <text:span text:style-name="T62">presentation layer and </text:span>application logic for hosted web application <text:span text:style-name="T55">auction.com</text:span><text:span text:style-name="T64">,</text:span> <text:span text:style-name="T68">a Real Estate auction transaction platform</text:span></text:p>
        </text:list-item>
        <text:list-item>
          <text:p text:style-name="P62"><text:span text:style-name="T73">Responsible for features </text:span>Search &amp; Discovery, Event Details, Calendar, User prefs and personalization, and Home page <text:span text:style-name="T73">written in AngularJS 1.4, React/Redux, ES6, ArcGIS, and Python</text:span></text:p>
        </text:list-item>
        <text:list-item>
          <text:p text:style-name="P33"><text:span text:style-name="T65">Wrote QA Automation tests using Selenium and Nightwatch (demo: </text:span><text:a xlink:type="simple" xlink:href="http://bit.ly/2wUjFcS" text:style-name="Internet_20_link" text:visited-style-name="Visited_20_Internet_20_Link"><text:span text:style-name="T65">http://bit.ly/2wUjFcS</text:span></text:a><text:span text:style-name="T65">)</text:span></text:p>
        </text:list-item>
        <text:list-item>
          <text:p text:style-name="P33"><text:span text:style-name="T73">D</text:span>esign and troubleshooting of REST <text:span text:style-name="T66">and </text:span>JSON-based <text:span text:style-name="T73">backend, </text:span>services, <text:span text:style-name="T74">Omniture tracking to and LaunchDarkly feature flags</text:span></text:p>
        </text:list-item>
      </text:list>
      <text:p text:style-name="P7"/>
      <text:h text:style-name="P18" text:outline-level="2"><text:span text:style-name="T62">OCT</text:span> 201<text:span text:style-name="T62">5</text:span> - <text:span text:style-name="T62">MAR</text:span> 201<text:span text:style-name="T62">6</text:span></text:h>
      <text:h text:style-name="P2" text:outline-level="3"><text:span text:style-name="T11">John Deere</text:span><text:span text:style-name="T10">, </text:span><text:span text:style-name="T16">remote</text:span><text:span text:style-name="T20"> </text:span><text:span text:style-name="T1">- </text:span><text:span text:style-name="T5">Front End Developer </text:span><text:span text:style-name="T6">Consultant</text:span></text:h>
      <text:list xml:id="list144414690079650" text:continue-numbering="true" text:style-name="L1">
        <text:list-item>
          <text:p text:style-name="P35">Developed AngularJS controllers, views, directives and services for <text:s/>hosted web application 'Sales Center', a 'build-a-Deere' tool for sales reps</text:p>
        </text:list-item>
        <text:list-item>
          <text:p text:style-name="P36">Wrote test coverage in Mocha, Sinon and Chai</text:p>
        </text:list-item>
        <text:list-item>
          <text:p text:style-name="P34">Collaborated with Back End team on design and troubleshooting of REST/JSON-based <text:span text:style-name="T73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20"> </text:span><text:span text:style-name="T1">- </text:span><text:span text:style-name="T4">Front End Java Developer</text:span></text:h>
      <text:list xml:id="list144414332850620" text:continue-numbering="true" text:style-name="L1">
        <text:list-item>
          <text:p text:style-name="P57">Developer for hosted web application 'Compass', a CRM platform for Recruiters.</text:p>
        </text:list-item>
        <text:list-item>
          <text:p text:style-name="P37">Created UI widgets <text:span text:style-name="T75">and application logic for workflow tools in Sencha ExtJS 4.0.7 Javascript </text:span></text:p>
        </text:list-item>
        <text:list-item>
          <text:p text:style-name="P37"><text:span text:style-name="T75">Wrote backend Ajax/JSON components, test coverage in </text:span>Jasmine, <text:span text:style-name="T73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20"> </text:span><text:span text:style-name="T1">- </text:span><text:span text:style-name="T4">Developer</text:span></text:h>
      <text:list xml:id="list3129576055" text:style-name="L2">
        <text:list-item>
          <text:p text:style-name="P59">Member of Core Mobile team supporting <text:span text:style-name="T67">mobile version of </text:span>sears.com E-Commerce site </text:p>
        </text:list-item>
        <text:list-item>
          <text:p text:style-name="P38">Wrote AngularJS controllers, views, and services, UIs in HTML5/CSS3 from Photoshop PSDs, REST web services in coordination.</text:p>
        </text:list-item>
        <text:list-item>
          <text:p text:style-name="P38"><text:span text:style-name="T75">Launched mobile version of new fatures</text:span> <text:span text:style-name="T54">Shop Your Way</text:span> <text:span text:style-name="T75">(</text:span>loyalty card<text:span text:style-name="T75">) and</text:span> <text:span text:style-name="T54">Shop Your Way Max</text:span> (Sears version of Amazon Prime).</text:p>
        </text:list-item>
      </text:list>
      <text:h text:style-name="P16" text:outline-level="2"><text:soft-page-break/>AUG 2012 - AUG 2013</text:h>
      <text:h text:style-name="P1" text:outline-level="3"><text:span text:style-name="T10">Pathfinder Software</text:span><text:span text:style-name="T18"> </text:span><text:span text:style-name="T19">(now </text:span><text:a xlink:type="simple" xlink:href="http://orthogonal.io/" text:style-name="Internet_20_link" text:visited-style-name="Visited_20_Internet_20_Link">orthogonal.io</text:a><text:span text:style-name="T19">)</text:span><text:span text:style-name="T10">, Chicago, IL</text:span><text:span text:style-name="T20"> </text:span><text:span text:style-name="T1">- </text:span><text:span text:style-name="T4">Senior Software Engineer</text:span></text:h>
      <text:list xml:id="list2730343932" text:style-name="L3">
        <text:list-item>
          <text:p text:style-name="P60">Wrote mobile apps (iPhone, iPad) for medical clients Kimberly-Clark, Haemonetics, <text:span text:style-name="T76">and </text:span>Amer. Assn. of Critical Care Nurses <text:span text:style-name="T76">in</text:span> hybrid web/iOS AngularJS <text:span text:style-name="T76">and</text:span> jQuery Mobile, Trigger.io, TestFlight, and Rails/Heroku</text:p>
        </text:list-item>
      </text:list>
      <text:list xml:id="list486517614" text:style-name="L4">
        <text:list-item>
          <text:p text:style-name="P44"><text:span text:style-name="T43">Lead developer on </text:span><text:span text:style-name="T44">iPhone app</text:span><text:span text:style-name="T43"> </text:span><text:span text:style-name="T46">that was deployed in</text:span><text:span text:style-name="T43"> Apple AppStore </text:span><text:span text:style-name="T46">(</text:span><text:span text:style-name="T52">AACN Bedside</text:span><text:span text:style-name="T47">)</text:span></text:p>
        </text:list-item>
        <text:list-item>
          <text:p text:style-name="P45"><text:span text:style-name="T23">Lead developer</text:span><text:span text:style-name="T22"> </text:span><text:span text:style-name="T26">for web-based</text:span><text:span text:style-name="T25"> census and demographic </text:span><text:span text:style-name="T26">data-mining tool </text:span><text:span text:style-name="T22">(</text:span><text:span text:style-name="T29">MetroPulse Chicago</text:span><text:span text:style-name="T23">: </text:span><text:span text:style-name="T22"><text:s/>demo: </text:span><text:a xlink:type="simple" xlink:href="http://bit.ly/2wU5Yun" text:style-name="Internet_20_link" text:visited-style-name="Visited_20_Internet_20_Link"><text:span text:style-name="T34">http://bit.ly/2wU5Yun</text:span></text:a><text:span text:style-name="T22">)</text:span></text:p>
        </text:list-item>
        <text:list-item>
          <text:p text:style-name="P44"><text:span text:style-name="T46">Lead developer on</text:span><text:span text:style-name="T43"> an iPad ‘concierge’ app to connect heart patients, their nurses and caregivers </text:span><text:span text:style-name="T46">(</text:span><text:span text:style-name="T52">ContinuCare)</text:span><text:span text:style-name="T47"> and <text:s/>a blood drive simulation sales tool </text:span><text:span text:style-name="T48">for the iPad </text:span><text:span text:style-name="T47">(</text:span><text:span text:style-name="T53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20"> </text:span><text:span text:style-name="T1">- </text:span><text:span text:style-name="T4">Senior Software Engineer</text:span></text:h>
      <text:list xml:id="list842618493" text:style-name="L5">
        <text:list-item>
          <text:p text:style-name="P64"><text:span text:style-name="T43">Developed hosted web applications </text:span><text:span text:style-name="T51">CareDiscovery</text:span><text:span text:style-name="T43"> and </text:span><text:span text:style-name="T51">IntegrationDiscovery</text:span><text:span text:style-name="T43">, Business Intelligence and data mining tools for </text:span><text:span text:style-name="T46">a 4 TB Oracle OLAP Data Warehouse of Hospital Billing data</text:span></text:p>
        </text:list-item>
        <text:list-item>
          <text:p text:style-name="P39">Created servlet- and portal-based <text:span text:style-name="T76">J2EE</text:span> web applications for IBM Websphere Portal 5, Tomcat 6 &amp; Glassfish i<text:span text:style-name="T76">n Java 1.4 &amp; 6 Servlets, JSP, jQuery Javascript, <text:s/>PL/SQL stored procedures</text:span></text:p>
        </text:list-item>
      </text:list>
      <text:h text:style-name="P16" text:outline-level="2">OCT 2008 - MAR 2010</text:h>
      <text:h text:style-name="P1" text:outline-level="3"><text:span text:style-name="T10">iCrossing, Chicago, IL</text:span><text:span text:style-name="T20"> </text:span><text:span text:style-name="T1">- </text:span><text:span text:style-name="T4">Senior Software Engineer</text:span></text:h>
      <text:list xml:id="list1419739903" text:style-name="L6">
        <text:list-item>
          <text:p text:style-name="P65"><text:span text:style-name="T46">Front End D</text:span><text:span text:style-name="T45">eveloper for</text:span><text:span text:style-name="T43"> hosted web application </text:span><text:span text:style-name="T51">Merchantize</text:span><text:span text:style-name="T43">, </text:span><text:span text:style-name="T45">an Ad Technology</text:span><text:span text:style-name="T43"> tool for managing clients' Paid Search campaigns, </text:span><text:span text:style-name="T49">keyword purchases and</text:span><text:span text:style-name="T43"> </text:span><text:span text:style-name="T50">cost-per-click </text:span><text:span text:style-name="T49">advertising </text:span><text:span text:style-name="T43">with major search and shopping engines (Google, Yahoo, MSN, NexTag, PriceGrabber)</text:span></text:p>
        </text:list-item>
        <text:list-item>
          <text:p text:style-name="P41"><text:span text:style-name="T76">Consumed streaming XML-based product feeds for clients Sears, The Gap, Hilton, Lands End, LEGO, and Williams Sonoma with cron-based processes written in</text:span> Perl, Bash, <text:span text:style-name="T76">SMTP</text:span> <text:span text:style-name="T76">&amp; </text:span>Java. </text:p>
        </text:list-item>
        <text:list-item>
          <text:p text:style-name="P40"><text:span text:style-name="T77">Wrote PDF</text:span> reports in Apache POI <text:span text:style-name="T77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20"> </text:span><text:span text:style-name="T1">- </text:span><text:span text:style-name="T4">Senior Internet Applications Developer</text:span></text:h>
      <text:list xml:id="list2703243086" text:style-name="L7">
        <text:list-item>
          <text:p text:style-name="P61">Developed web software and content management behind all of Tribune Corp's newspaper, radio and television websites, including Chicago Tribune, LA Times, Red Eye. </text:p>
        </text:list-item>
        <text:list-item>
          <text:p text:style-name="P42">Developed code in Java 1.5 on J2EE platform including Oracle Application Server 10g, Oracle DB 10g, FAST search server, Sun Webserver (iPlanet) and TopLink 9.0 for web services. </text:p>
        </text:list-item>
        <text:list-item>
          <text:p text:style-name="P43"><text:span text:style-name="T78">Created scheduled jobs for sweeping expired database content and</text:span> JMeter test plans <text:span text:style-name="T79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2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35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21">Analysis techniques on classical and 20th Century music. Formal computer programming studies. Thesis on Edgard Var</text:span><text:span text:style-name="T39">èse.</text:span></text:p>
      <text:h text:style-name="P15" text:outline-level="3"><text:soft-page-break/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62">placed</text:span> in competitions, and performed Beethoven concerto with orchestra.</text:p>
      <text:h text:style-name="P10" text:outline-level="1"><text:span text:style-name="T36">Certifications</text:span><text:span text:style-name="T38"> </text:span></text:h>
      <text:p text:style-name="P24">March 2005: Sun Certified Web Component Developer for J2EE 1.4 (SCWCD)</text:p>
      <text:p text:style-name="P23">Apr 2004: Sun Certified Programmer for the Java 2 Platform 1.4 (SCJP)</text:p>
      <text:h text:style-name="P8" text:outline-level="1">References</text:h>
      <text:p text:style-name="P25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Verdana" svg:font-family="Verdana, Arial, Helvetica, sans-serif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7-02T13:41:31.625174359</dc:date>
    <meta:editing-duration>P29DT1H32M23S</meta:editing-duration>
    <meta:editing-cycles>63</meta:editing-cycles>
    <meta:generator>LibreOffice/6.3.1.2$MacOSX_X86_64 LibreOffice_project/b79626edf0065ac373bd1df5c28bd630b4424273</meta:generator>
    <meta:print-date>2020-03-06T11:27:47.601830000</meta:print-date>
    <meta:document-statistic meta:table-count="1" meta:image-count="0" meta:object-count="0" meta:page-count="4" meta:paragraph-count="96" meta:word-count="1232" meta:character-count="8239" meta:non-whitespace-character-count="7120"/>
  </office:meta>
</office:document-meta>
</file>